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1.974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31_09-24-10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31_10-10-12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31_11-03-53_000.jpg</text:p>
          </table:table-cell>
          <table:table-cell office:value-type="string">
            <text:p>:m 東和 181030tu / PHOTO / 日報 / 宮前平駅 / ジオ宮前平 / １名 / カワデン様（ライト工業）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0-31_12-29-14_000.png</text:p>
          </table:table-cell>
          <table:table-cell table:style-name="ce3" office:value-type="string">
            <text:p>:m 読みたい本 / 『不動智神妙録』 / 著者=沢庵宗彭、池田諭、訳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31_12-31-26_000.jpg</text:p>
          </table:table-cell>
          <table:table-cell table:style-name="ce3" office:value-type="string">
            <text:p>:bookmemo / 読んだ本 / 『法句経入門』 / 著者=松原泰道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31_14-37-25_000.jpg</text:p>
          </table:table-cell>
          <table:table-cell table:style-name="ce3" office:value-type="string">
            <text:p>:m 1*1 RES / 245 / 『原発再稼働の深い闇』　一ノ宮、小出、鈴木、広瀬、他 / p.2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0-31_15-30-12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31_15-45-43_000.jpg</text:p>
          </table:table-cell>
          <table:table-cell table:style-name="ce3" office:value-type="string">
            <text:p>:m 1*1 RES / 245 / 『法句経入門』　松原泰道 / p.156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31_16-02-36_000.jpg</text:p>
          </table:table-cell>
          <table:table-cell table:style-name="ce3" office:value-type="string">
            <text:p>:m 1-2*2 RES / 245 / 『相対性理論』　メラー　永田恒夫、伊藤大介、訳 / p.52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0-31_17-41-43_000.jpg</text:p>
          </table:table-cell>
          <table:table-cell table:style-name="ce3" office:value-type="string">
            <text:p>:m music / log / kb / s.1:op-1,ver-1,sec-N,R=1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10-31_17-48-57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0-31_20-13-02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10-31_22-07-02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11-01_04-54-21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11-01_04-55-03_000.jpg</text:p>
          </table:table-cell>
          <table:table-cell office:value-type="string">
            <text:p>:PHOTO 記録用 / @自室、机上 / 試したこと / ヨーグルトの器、カバー、覆い、紙で</text:p>
          </table:table-cell>
          <table:table-cell table:number-columns-repeated="3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2018-11-01_05-15-47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2018-11-01_05-15-58_000.jpg</text:p>
          </table:table-cell>
          <table:table-cell office:value-type="string">
            <text:p>:PHOTO 記録 / @自室、ベランダ / 日の出、空 <text:s/>/ N-35-35-28.81 E-139-34-49.49</text:p>
          </table:table-cell>
          <table:table-cell table:number-columns-repeated="3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2018-11-01_05-16-00_000.jpg</text:p>
          </table:table-cell>
          <table:table-cell office:value-type="string">
            <text:p>:PHOTO 記録 / @自室、ベランダ / 日の出、空 <text:s/>/ N-35-35-28.81 E-139-34-49.49</text:p>
          </table:table-cell>
          <table:table-cell table:number-columns-repeated="3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2018-11-01_05-16-02_000.jpg</text:p>
          </table:table-cell>
          <table:table-cell office:value-type="string">
            <text:p>:PHOTO 記録 / @自室、ベランダ / 日の出、空 <text:s/>/ N-35-35-28.66 E-139-34-49.4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8-11-01_05-16-04_000.jpg</text:p>
          </table:table-cell>
          <table:table-cell table:style-name="ce3" office:value-type="string">
            <text:p>-* / N-35-35-28.6 E-139-34-49.49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11-01_05-16-06_000.jpg</text:p>
          </table:table-cell>
          <table:table-cell table:style-name="ce3" office:value-type="string">
            <text:p>-* / N-35-35-28.6 E-139-34-49.49</text:p>
          </table:table-cell>
          <table:table-cell table:number-columns-repeated="3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2018-11-01_05-16-09_000.jpg</text:p>
          </table:table-cell>
          <table:table-cell office:value-type="string">
            <text:p>:PHOTO 記録 / @自室、ベランダ / 日の出、家の前の通り / N-35-35-28.6 E-139-34-49.49</text:p>
          </table:table-cell>
          <table:table-cell table:number-columns-repeated="3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2018-11-01_05-16-11_000.jpg</text:p>
          </table:table-cell>
          <table:table-cell office:value-type="string">
            <text:p>:PHOTO 記録 / @自室、ベランダ / 日の出、家の前の通り / N-35-35-28.6 E-139-34-49.4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8-11-01_05-16-33_000.jpg</text:p>
          </table:table-cell>
          <table:table-cell table:style-name="ce3" office:value-type="string">
            <text:p>-*</text:p>
          </table:table-cell>
          <table:table-cell table:number-columns-repeated="3"/>
        </table:table-row>
        <table:table-row table:style-name="ro10">
          <table:table-cell office:value-type="float" office:value="25">
            <text:p>25</text:p>
          </table:table-cell>
          <table:table-cell office:value-type="string">
            <text:p>2018-11-01_05-16-43_000.jpg</text:p>
          </table:table-cell>
          <table:table-cell office:value-type="string">
            <text:p>:m 温度 / プランター（ベランダ） </text:p>
          </table:table-cell>
          <table:table-cell table:number-columns-repeated="3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2018-11-01_05-16-51_000.jpg</text:p>
          </table:table-cell>
          <table:table-cell office:value-type="string">
            <text:p>:m 温度 / ベランダ、表面 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2018-11-01_06-23-07_000.jpg</text:p>
          </table:table-cell>
          <table:table-cell table:style-name="ce3" office:value-type="string">
            <text:p>:m 1-2*3 RES / 245 / 『わきまえの語用論』　井出祥子 / p.22</text:p>
          </table:table-cell>
          <table:table-cell table:number-columns-repeated="3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2018-11-01_06-23-29_000.jpg</text:p>
          </table:table-cell>
          <table:table-cell table:style-name="ce3" office:value-type="string">
            <text:p>:m 3*3 RES / 245 / 『わきまえの語用論』　井出祥子 / p.22</text:p>
          </table:table-cell>
          <table:table-cell table:number-columns-repeated="3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8-11-01_07-10-45_000.jpg</text:p>
          </table:table-cell>
          <table:table-cell office:value-type="string">
            <text:p>:PHOTO 面白いもの / @東和、ジオ宮前平の現場 / 記録用 / 空、雲 / N-35-35-20.59 E-139-34-40.04</text:p>
          </table:table-cell>
          <table:table-cell table:number-columns-repeated="3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8-11-01_07-10-47_000.jpg</text:p>
          </table:table-cell>
          <table:table-cell office:value-type="string">
            <text:p>:PHOTO 面白いもの / @東和、ジオ宮前平の現場 / 記録用 / 空、雲 / N-35-35-20.59 E-139-34-40.04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8-11-01_07-10-50_000.jpg</text:p>
          </table:table-cell>
          <table:table-cell office:value-type="string">
            <text:p>:PHOTO 面白いもの / @東和、ジオ宮前平の現場 / 記録用 / 空、雲 / N-35-35-20.59 E-139-34-40.04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8-11-01_07-10-52_000.jpg</text:p>
          </table:table-cell>
          <table:table-cell office:value-type="string">
            <text:p>:PHOTO 面白いもの / @東和、ジオ宮前平の現場 / 記録用 / 空、雲 / N-35-35-20.59 E-139-34-40.04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8-11-01_07-11-01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8-11-01_07-11-04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8-11-01_07-11-06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8-11-01_07-11-09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8-11-01_07-11-11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8-11-01_07-11-14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8-11-01_07-11-17_000.jpg</text:p>
          </table:table-cell>
          <table:table-cell office:value-type="string">
            <text:p>:PHOTO 面白いもの / @東和、ジオ宮前平の現場 / 記録用 / 空、雲 / N-35-35-20.57 E-139-34-40.15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8-11-01_07-11-22_000.jpg</text:p>
          </table:table-cell>
          <table:table-cell office:value-type="string">
            <text:p>:PHOTO 面白いもの / @東和、ジオ宮前平の現場 / 記録用 / 空、雲 / N-35-35-20.54 E-139-34-40.15</text:p>
          </table:table-cell>
          <table:table-cell table:number-columns-repeated="3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8-11-01_07-11-29_000.jpg</text:p>
          </table:table-cell>
          <table:table-cell office:value-type="string">
            <text:p>:PHOTO 面白いもの / @東和、ジオ宮前平の現場 / 記録用 / 空、雲 / N-35-35-20.53 E-139-34-40.21</text:p>
          </table:table-cell>
          <table:table-cell table:number-columns-repeated="3"/>
        </table:table-row>
        <table:table-row table:style-name="ro11">
          <table:table-cell office:value-type="float" office:value="42">
            <text:p>42</text:p>
          </table:table-cell>
          <table:table-cell office:value-type="string">
            <text:p>2018-11-01_07-49-01_000.jpg</text:p>
          </table:table-cell>
          <table:table-cell office:value-type="string">
            <text:p>:PHOTO 面白いもの / @東和、ジオ宮前平、現場 / 記録用 / トイレ、男性用、氷を入れてある / N-35-35-21.2 E-139-34-39.38</text:p>
          </table:table-cell>
          <table:table-cell table:number-columns-repeated="3"/>
        </table:table-row>
        <table:table-row table:style-name="ro11">
          <table:table-cell office:value-type="float" office:value="43">
            <text:p>43</text:p>
          </table:table-cell>
          <table:table-cell office:value-type="string">
            <text:p>2018-11-01_07-49-07_000.jpg</text:p>
          </table:table-cell>
          <table:table-cell office:value-type="string">
            <text:p>:PHOTO 面白いもの / @東和、ジオ宮前平、現場 / 記録用 / トイレ、男性用、氷を入れてある / N-35-35-21.2 E-139-34-39.38</text:p>
          </table:table-cell>
          <table:table-cell table:number-columns-repeated="3"/>
        </table:table-row>
        <table:table-row table:style-name="ro11">
          <table:table-cell office:value-type="float" office:value="44">
            <text:p>44</text:p>
          </table:table-cell>
          <table:table-cell office:value-type="string">
            <text:p>2018-11-01_07-49-45_000.jpg</text:p>
          </table:table-cell>
          <table:table-cell office:value-type="string">
            <text:p>:PHOTO 記録 / @東和、ジオ宮前平、現場 / ポンプ車、ホース用のアーム、展開中 / N-35-35-20.83 E-139-34-39.77</text:p>
          </table:table-cell>
          <table:table-cell table:number-columns-repeated="3"/>
        </table:table-row>
        <table:table-row table:style-name="ro11">
          <table:table-cell office:value-type="float" office:value="45">
            <text:p>45</text:p>
          </table:table-cell>
          <table:table-cell office:value-type="string">
            <text:p>2018-11-01_07-49-48_000.jpg</text:p>
          </table:table-cell>
          <table:table-cell office:value-type="string">
            <text:p>:PHOTO 記録 / @東和、ジオ宮前平、現場 / ポンプ車、ホース用のアーム、展開中 / N-35-35-20.68 E-139-34-39.66</text:p>
          </table:table-cell>
          <table:table-cell table:number-columns-repeated="3"/>
        </table:table-row>
        <table:table-row table:style-name="ro11">
          <table:table-cell office:value-type="float" office:value="46">
            <text:p>46</text:p>
          </table:table-cell>
          <table:table-cell office:value-type="string">
            <text:p>2018-11-01_07-49-50_000.jpg</text:p>
          </table:table-cell>
          <table:table-cell office:value-type="string">
            <text:p>:PHOTO 記録 / @東和、ジオ宮前平、現場 / ポンプ車、ホース用のアーム、展開中 / N-35-35-20.65 E-139-34-39.66</text:p>
          </table:table-cell>
          <table:table-cell table:number-columns-repeated="3"/>
        </table:table-row>
        <table:table-row table:style-name="ro12">
          <table:table-cell office:value-type="float" office:value="47">
            <text:p>47</text:p>
          </table:table-cell>
          <table:table-cell office:value-type="string">
            <text:p>2018-11-01_16-01-38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87 E-139-34-42.35</text:p>
          </table:table-cell>
          <table:table-cell table:number-columns-repeated="3"/>
        </table:table-row>
        <table:table-row table:style-name="ro12">
          <table:table-cell office:value-type="float" office:value="48">
            <text:p>48</text:p>
          </table:table-cell>
          <table:table-cell office:value-type="string">
            <text:p>2018-11-01_16-01-4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66 E-139-34-43.17</text:p>
          </table:table-cell>
          <table:table-cell table:number-columns-repeated="3"/>
        </table:table-row>
        <table:table-row table:style-name="ro12">
          <table:table-cell office:value-type="float" office:value="49">
            <text:p>49</text:p>
          </table:table-cell>
          <table:table-cell office:value-type="string">
            <text:p>2018-11-01_16-01-52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3 E-139-34-42.68</text:p>
          </table:table-cell>
          <table:table-cell table:number-columns-repeated="3"/>
        </table:table-row>
        <table:table-row table:style-name="ro12">
          <table:table-cell office:value-type="float" office:value="50">
            <text:p>50</text:p>
          </table:table-cell>
          <table:table-cell office:value-type="string">
            <text:p>2018-11-01_16-02-01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3 E-139-34-42.68</text:p>
          </table:table-cell>
          <table:table-cell table:number-columns-repeated="3"/>
        </table:table-row>
        <table:table-row table:style-name="ro12">
          <table:table-cell office:value-type="float" office:value="51">
            <text:p>51</text:p>
          </table:table-cell>
          <table:table-cell office:value-type="string">
            <text:p>2018-11-01_16-02-24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3 E-139-34-42.68</text:p>
          </table:table-cell>
          <table:table-cell table:number-columns-repeated="3"/>
        </table:table-row>
        <table:table-row table:style-name="ro12">
          <table:table-cell office:value-type="float" office:value="52">
            <text:p>52</text:p>
          </table:table-cell>
          <table:table-cell office:value-type="string">
            <text:p>2018-11-01_16-03-27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9 E-139-34-42.79</text:p>
          </table:table-cell>
          <table:table-cell table:number-columns-repeated="3"/>
        </table:table-row>
        <table:table-row table:style-name="ro12">
          <table:table-cell office:value-type="float" office:value="53">
            <text:p>53</text:p>
          </table:table-cell>
          <table:table-cell office:value-type="string">
            <text:p>2018-11-01_16-03-57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9 E-139-34-42.79</text:p>
          </table:table-cell>
          <table:table-cell table:number-columns-repeated="3"/>
        </table:table-row>
        <table:table-row table:style-name="ro12">
          <table:table-cell office:value-type="float" office:value="54">
            <text:p>54</text:p>
          </table:table-cell>
          <table:table-cell office:value-type="string">
            <text:p>2018-11-01_16-04-32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9 E-139-34-42.79</text:p>
          </table:table-cell>
          <table:table-cell table:number-columns-repeated="3"/>
        </table:table-row>
        <table:table-row table:style-name="ro12">
          <table:table-cell office:value-type="float" office:value="55">
            <text:p>55</text:p>
          </table:table-cell>
          <table:table-cell office:value-type="string">
            <text:p>2018-11-01_16-05-2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48 E-139-34-42.68</text:p>
          </table:table-cell>
          <table:table-cell table:number-columns-repeated="3"/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2018-11-01_16-05-3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2 E-139-34-42.79</text:p>
          </table:table-cell>
          <table:table-cell table:number-columns-repeated="3"/>
        </table:table-row>
        <table:table-row table:style-name="ro12">
          <table:table-cell office:value-type="float" office:value="57">
            <text:p>57</text:p>
          </table:table-cell>
          <table:table-cell office:value-type="string">
            <text:p>2018-11-01_16-05-40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91 E-139-34-42.84</text:p>
          </table:table-cell>
          <table:table-cell table:number-columns-repeated="3"/>
        </table:table-row>
        <table:table-row table:style-name="ro12">
          <table:table-cell office:value-type="float" office:value="58">
            <text:p>58</text:p>
          </table:table-cell>
          <table:table-cell office:value-type="string">
            <text:p>2018-11-01_16-05-52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85 E-139-34-43.01</text:p>
          </table:table-cell>
          <table:table-cell table:number-columns-repeated="3"/>
        </table:table-row>
        <table:table-row table:style-name="ro12">
          <table:table-cell office:value-type="float" office:value="59">
            <text:p>59</text:p>
          </table:table-cell>
          <table:table-cell office:value-type="string">
            <text:p>2018-11-01_16-06-1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87 E-139-34-43.01</text:p>
          </table:table-cell>
          <table:table-cell table:number-columns-repeated="3"/>
        </table:table-row>
        <table:table-row table:style-name="ro12">
          <table:table-cell office:value-type="float" office:value="60">
            <text:p>60</text:p>
          </table:table-cell>
          <table:table-cell office:value-type="string">
            <text:p>2018-11-01_16-06-21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88 E-139-34-42.95</text:p>
          </table:table-cell>
          <table:table-cell table:number-columns-repeated="3"/>
        </table:table-row>
        <table:table-row table:style-name="ro12">
          <table:table-cell office:value-type="float" office:value="61">
            <text:p>61</text:p>
          </table:table-cell>
          <table:table-cell office:value-type="string">
            <text:p>2018-11-01_16-06-51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 E-139-34-43.01</text:p>
          </table:table-cell>
          <table:table-cell table:number-columns-repeated="3"/>
        </table:table-row>
        <table:table-row table:style-name="ro12">
          <table:table-cell office:value-type="float" office:value="62">
            <text:p>62</text:p>
          </table:table-cell>
          <table:table-cell office:value-type="string">
            <text:p>2018-11-01_16-06-57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 E-139-34-43.01</text:p>
          </table:table-cell>
          <table:table-cell table:number-columns-repeated="3"/>
        </table:table-row>
        <table:table-row table:style-name="ro12">
          <table:table-cell office:value-type="float" office:value="63">
            <text:p>63</text:p>
          </table:table-cell>
          <table:table-cell office:value-type="string">
            <text:p>2018-11-01_16-07-0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 E-139-34-43.01</text:p>
          </table:table-cell>
          <table:table-cell table:number-columns-repeated="3"/>
        </table:table-row>
        <table:table-row table:style-name="ro12">
          <table:table-cell office:value-type="float" office:value="64">
            <text:p>64</text:p>
          </table:table-cell>
          <table:table-cell office:value-type="string">
            <text:p>2018-11-01_16-07-13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 E-139-34-43.01</text:p>
          </table:table-cell>
          <table:table-cell table:number-columns-repeated="3"/>
        </table:table-row>
        <table:table-row table:style-name="ro12">
          <table:table-cell office:value-type="float" office:value="65">
            <text:p>65</text:p>
          </table:table-cell>
          <table:table-cell office:value-type="string">
            <text:p>2018-11-01_16-07-38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8 E-139-34-43.17</text:p>
          </table:table-cell>
          <table:table-cell table:number-columns-repeated="3"/>
        </table:table-row>
        <table:table-row table:style-name="ro12">
          <table:table-cell office:value-type="float" office:value="66">
            <text:p>66</text:p>
          </table:table-cell>
          <table:table-cell office:value-type="string">
            <text:p>2018-11-01_16-07-50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8 E-139-34-43.17</text:p>
          </table:table-cell>
          <table:table-cell table:number-columns-repeated="3"/>
        </table:table-row>
        <table:table-row table:style-name="ro12">
          <table:table-cell office:value-type="float" office:value="67">
            <text:p>67</text:p>
          </table:table-cell>
          <table:table-cell office:value-type="string">
            <text:p>2018-11-01_16-07-55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8 E-139-34-43.17</text:p>
          </table:table-cell>
          <table:table-cell table:number-columns-repeated="3"/>
        </table:table-row>
        <table:table-row table:style-name="ro12">
          <table:table-cell office:value-type="float" office:value="68">
            <text:p>68</text:p>
          </table:table-cell>
          <table:table-cell office:value-type="string">
            <text:p>2018-11-01_16-08-02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8 E-139-34-43.17</text:p>
          </table:table-cell>
          <table:table-cell table:number-columns-repeated="3"/>
        </table:table-row>
        <table:table-row table:style-name="ro12">
          <table:table-cell office:value-type="float" office:value="69">
            <text:p>69</text:p>
          </table:table-cell>
          <table:table-cell office:value-type="string">
            <text:p>2018-11-01_16-08-13_000.jpg</text:p>
          </table:table-cell>
          <table:table-cell office:value-type="string">
            <text:p>:m RES 1*1 / free# JVEMV6 52#2 / 52. 自然観察 / grass / field_photos / 雑草、草本 / @東急ショッピングパーク、北側車道 / N-35-35-24.78 E-139-34-43.17</text:p>
          </table:table-cell>
          <table:table-cell table:number-columns-repeated="3"/>
        </table:table-row>
        <table:table-row table:style-name="ro12">
          <table:table-cell office:value-type="float" office:value="70">
            <text:p>70</text:p>
          </table:table-cell>
          <table:table-cell office:value-type="string">
            <text:p>2018-11-01_16-10-01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24 E-139-34-45.92</text:p>
          </table:table-cell>
          <table:table-cell table:number-columns-repeated="3"/>
        </table:table-row>
        <table:table-row table:style-name="ro12">
          <table:table-cell office:value-type="float" office:value="71">
            <text:p>71</text:p>
          </table:table-cell>
          <table:table-cell office:value-type="string">
            <text:p>2018-11-01_16-10-03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28 E-139-34-45.92</text:p>
          </table:table-cell>
          <table:table-cell table:number-columns-repeated="3"/>
        </table:table-row>
        <table:table-row table:style-name="ro12">
          <table:table-cell office:value-type="float" office:value="72">
            <text:p>72</text:p>
          </table:table-cell>
          <table:table-cell office:value-type="string">
            <text:p>2018-11-01_16-10-13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37 E-139-34-46.03</text:p>
          </table:table-cell>
          <table:table-cell table:number-columns-repeated="3"/>
        </table:table-row>
        <table:table-row table:style-name="ro12">
          <table:table-cell office:value-type="float" office:value="73">
            <text:p>73</text:p>
          </table:table-cell>
          <table:table-cell office:value-type="string">
            <text:p>2018-11-01_16-10-20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37 E-139-34-46.03</text:p>
          </table:table-cell>
          <table:table-cell table:number-columns-repeated="3"/>
        </table:table-row>
        <table:table-row table:style-name="ro12">
          <table:table-cell office:value-type="float" office:value="74">
            <text:p>74</text:p>
          </table:table-cell>
          <table:table-cell office:value-type="string">
            <text:p>2018-11-01_16-10-27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37 E-139-34-46.03</text:p>
          </table:table-cell>
          <table:table-cell table:number-columns-repeated="3"/>
        </table:table-row>
        <table:table-row table:style-name="ro12">
          <table:table-cell office:value-type="float" office:value="75">
            <text:p>75</text:p>
          </table:table-cell>
          <table:table-cell office:value-type="string">
            <text:p>2018-11-01_16-10-29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37 E-139-34-46.03</text:p>
          </table:table-cell>
          <table:table-cell table:number-columns-repeated="3"/>
        </table:table-row>
        <table:table-row table:style-name="ro12">
          <table:table-cell office:value-type="float" office:value="76">
            <text:p>76</text:p>
          </table:table-cell>
          <table:table-cell office:value-type="string">
            <text:p>2018-11-01_16-10-49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8 E-139-34-45.97</text:p>
          </table:table-cell>
          <table:table-cell table:number-columns-repeated="3"/>
        </table:table-row>
        <table:table-row table:style-name="ro12">
          <table:table-cell office:value-type="float" office:value="77">
            <text:p>77</text:p>
          </table:table-cell>
          <table:table-cell office:value-type="string">
            <text:p>2018-11-01_16-10-54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39 E-139-34-46.03</text:p>
          </table:table-cell>
          <table:table-cell table:number-columns-repeated="3"/>
        </table:table-row>
        <table:table-row table:style-name="ro12">
          <table:table-cell office:value-type="float" office:value="78">
            <text:p>78</text:p>
          </table:table-cell>
          <table:table-cell office:value-type="string">
            <text:p>2018-11-01_16-11-15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7 E-139-34-45.81</text:p>
          </table:table-cell>
          <table:table-cell table:number-columns-repeated="3"/>
        </table:table-row>
        <table:table-row table:style-name="ro12">
          <table:table-cell office:value-type="float" office:value="79">
            <text:p>79</text:p>
          </table:table-cell>
          <table:table-cell office:value-type="string">
            <text:p>2018-11-01_16-11-20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3 E-139-34-45.75</text:p>
          </table:table-cell>
          <table:table-cell table:number-columns-repeated="3"/>
        </table:table-row>
        <table:table-row table:style-name="ro12">
          <table:table-cell office:value-type="float" office:value="80">
            <text:p>80</text:p>
          </table:table-cell>
          <table:table-cell office:value-type="string">
            <text:p>2018-11-01_16-11-24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3 E-139-34-45.75</text:p>
          </table:table-cell>
          <table:table-cell table:number-columns-repeated="3"/>
        </table:table-row>
        <table:table-row table:style-name="ro12">
          <table:table-cell office:value-type="float" office:value="81">
            <text:p>81</text:p>
          </table:table-cell>
          <table:table-cell office:value-type="string">
            <text:p>2018-11-01_16-11-30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3 E-139-34-45.75</text:p>
          </table:table-cell>
          <table:table-cell table:number-columns-repeated="3"/>
        </table:table-row>
        <table:table-row table:style-name="ro12">
          <table:table-cell office:value-type="float" office:value="82">
            <text:p>82</text:p>
          </table:table-cell>
          <table:table-cell office:value-type="string">
            <text:p>2018-11-01_16-11-55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4 E-139-34-45.75</text:p>
          </table:table-cell>
          <table:table-cell table:number-columns-repeated="3"/>
        </table:table-row>
        <table:table-row table:style-name="ro12">
          <table:table-cell office:value-type="float" office:value="83">
            <text:p>83</text:p>
          </table:table-cell>
          <table:table-cell office:value-type="string">
            <text:p>2018-11-01_16-12-06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4 E-139-34-45.75</text:p>
          </table:table-cell>
          <table:table-cell table:number-columns-repeated="3"/>
        </table:table-row>
        <table:table-row table:style-name="ro12">
          <table:table-cell office:value-type="float" office:value="84">
            <text:p>84</text:p>
          </table:table-cell>
          <table:table-cell office:value-type="string">
            <text:p>2018-11-01_16-12-28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2 E-139-34-45.7</text:p>
          </table:table-cell>
          <table:table-cell table:number-columns-repeated="3"/>
        </table:table-row>
        <table:table-row table:style-name="ro12">
          <table:table-cell office:value-type="float" office:value="85">
            <text:p>85</text:p>
          </table:table-cell>
          <table:table-cell office:value-type="string">
            <text:p>2018-11-01_16-12-37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6 E-139-34-45.75</text:p>
          </table:table-cell>
          <table:table-cell table:number-columns-repeated="3"/>
        </table:table-row>
        <table:table-row table:style-name="ro12">
          <table:table-cell office:value-type="float" office:value="86">
            <text:p>86</text:p>
          </table:table-cell>
          <table:table-cell office:value-type="string">
            <text:p>2018-11-01_16-12-47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6 E-139-34-45.75</text:p>
          </table:table-cell>
          <table:table-cell table:number-columns-repeated="3"/>
        </table:table-row>
        <table:table-row table:style-name="ro12">
          <table:table-cell office:value-type="float" office:value="87">
            <text:p>87</text:p>
          </table:table-cell>
          <table:table-cell office:value-type="string">
            <text:p>2018-11-01_16-12-58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46 E-139-34-45.75</text:p>
          </table:table-cell>
          <table:table-cell table:number-columns-repeated="3"/>
        </table:table-row>
        <table:table-row table:style-name="ro12">
          <table:table-cell office:value-type="float" office:value="88">
            <text:p>88</text:p>
          </table:table-cell>
          <table:table-cell office:value-type="string">
            <text:p>2018-11-01_16-13-07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55 E-139-34-45.75</text:p>
          </table:table-cell>
          <table:table-cell table:number-columns-repeated="3"/>
        </table:table-row>
        <table:table-row table:style-name="ro12">
          <table:table-cell office:value-type="float" office:value="89">
            <text:p>89</text:p>
          </table:table-cell>
          <table:table-cell office:value-type="string">
            <text:p>2018-11-01_16-13-16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55 E-139-34-45.75</text:p>
          </table:table-cell>
          <table:table-cell table:number-columns-repeated="3"/>
        </table:table-row>
        <table:table-row table:style-name="ro12">
          <table:table-cell office:value-type="float" office:value="90">
            <text:p>90</text:p>
          </table:table-cell>
          <table:table-cell office:value-type="string">
            <text:p>2018-11-01_16-13-22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55 E-139-34-45.75</text:p>
          </table:table-cell>
          <table:table-cell table:number-columns-repeated="3"/>
        </table:table-row>
        <table:table-row table:style-name="ro12">
          <table:table-cell office:value-type="float" office:value="91">
            <text:p>91</text:p>
          </table:table-cell>
          <table:table-cell office:value-type="string">
            <text:p>2018-11-01_16-13-59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55 E-139-34-45.75</text:p>
          </table:table-cell>
          <table:table-cell table:number-columns-repeated="3"/>
        </table:table-row>
        <table:table-row table:style-name="ro12">
          <table:table-cell office:value-type="float" office:value="92">
            <text:p>92</text:p>
          </table:table-cell>
          <table:table-cell office:value-type="string">
            <text:p>2018-11-01_16-14-18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63 E-139-34-45.81</text:p>
          </table:table-cell>
          <table:table-cell table:number-columns-repeated="3"/>
        </table:table-row>
        <table:table-row table:style-name="ro12">
          <table:table-cell office:value-type="float" office:value="93">
            <text:p>93</text:p>
          </table:table-cell>
          <table:table-cell office:value-type="string">
            <text:p>2018-11-01_16-14-37_000.jpg</text:p>
          </table:table-cell>
          <table:table-cell office:value-type="string">
            <text:p>:m RES 1*1 / free# JVEMV6 52#2 / 52. 自然観察 / grass / field_photos / 雑草、草本 / @東急ショッピングパーク、北側車道 / N-35-35-25.68 E-139-34-45.81</text:p>
          </table:table-cell>
          <table:table-cell table:number-columns-repeated="3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2018-11-01_16-33-48_000.jpg</text:p>
          </table:table-cell>
          <table:table-cell office:value-type="string">
            <text:p>:m 東和 181030tu / PHOTO / 日報 / 宮前平駅 / ジオ宮前平 / １名 / カワデン様（ライト工業）</text:p>
          </table:table-cell>
          <table:table-cell/>
          <table:table-cell table:style-name="Default"/>
          <table:table-cell/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2018-11-01_16-43-46_000.jpg</text:p>
          </table:table-cell>
          <table:table-cell office:value-type="string">
            <text:p>:PHOTO 面白いもの / @自宅、台所 / 記録用 / 洗濯機、ランプ、手提げで覆う、見え方</text:p>
          </table:table-cell>
          <table:table-cell/>
          <table:table-cell table:style-name="Default"/>
          <table:table-cell/>
        </table:table-row>
        <table:table-row table:style-name="ro7">
          <table:table-cell office:value-type="float" office:value="96">
            <text:p>96</text:p>
          </table:table-cell>
          <table:table-cell office:value-type="string">
            <text:p>2018-11-01_16-44-03_000.jpg</text:p>
          </table:table-cell>
          <table:table-cell office:value-type="string">
            <text:p>:PHOTO 面白いもの / @自宅、台所 / 記録用 / 洗濯機、ランプ、手提げで覆う、見え方</text:p>
          </table:table-cell>
          <table:table-cell/>
          <table:table-cell table:style-name="Default"/>
          <table:table-cell/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2018-11-01_16-44-22_000.jpg</text:p>
          </table:table-cell>
          <table:table-cell office:value-type="string">
            <text:p>:PHOTO 面白いもの / @自宅、台所 / 記録用 / 洗濯機、ランプ、手提げで覆う、見え方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2018-11-01_16-46-04_000.jpg</text:p>
          </table:table-cell>
          <table:table-cell table:style-name="ce3" office:value-type="string">
            <text:p>:m 食べた物　間食 / ヨーグルト / +=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8-11-01_16-53-18_000.png</text:p>
          </table:table-cell>
          <table:table-cell table:style-name="ce3" office:value-type="string">
            <text:p>-*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018-11-01_16-53-18_001.png</text:p>
          </table:table-cell>
          <table:table-cell table:style-name="ce3" office:value-type="string">
            <text:p>-*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2018-11-01_17-45-48_000.jpg</text:p>
          </table:table-cell>
          <table:table-cell table:style-name="ce3" office:value-type="string">
            <text:p>:bookmemo / 読んだ本 / 『仏教の冷たさ　キリスト教の危うさ』 / 著者=ネルケ無方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8-11-01_20-19-19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2018-11-01_22-20-20_000.jpg</text:p>
          </table:table-cell>
          <table:table-cell table:style-name="ce3" office:value-type="string">
            <text:p>:m 記録 / 身体 / 足の裏 / 水虫 / 右足 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2018-11-01_23-46-24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2018-11-01_07-53-12_000.mov</text:p>
          </table:table-cell>
          <table:table-cell office:value-type="string">
            <text:p>:VIDEO / @東和、ジオ宮前平、現場 / 面白いもの / ポンプ車、ホース、アーム、展開中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2018-11-01_07-08-31_000.mov</text:p>
          </table:table-cell>
          <table:table-cell office:value-type="string">
            <text:p>:VIDEO / @東和、ジオ宮前平、現場、最上階 / 面白いもの / 空、雲</text:p>
          </table:table-cell>
          <table:table-cell/>
          <table:table-cell table:style-name="Default"/>
          <table:table-cell/>
        </table:table-row>
        <table:table-row table:style-name="ro8" table:number-rows-repeated="4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78">
            <text:p>78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105">
            <text:p>105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05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05];&quot;-\*&quot;)" office:value-type="float" office:value="3">
            <text:p>3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05])" office:value-type="float" office:value="104">
            <text:p>104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05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05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05];[.B12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2018/11/02</text:date>, <text:time>07:2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02T07:27:59.41</dc:date>
    <dc:creator>iwabuchi ken</dc:creator>
    <meta:editing-duration>P5DT12H42M22S</meta:editing-duration>
    <meta:editing-cycles>1940</meta:editing-cycles>
    <meta:document-statistic meta:table-count="1" meta:cell-count="341" meta:object-count="0"/>
  </office:meta>
</office:document-meta>
</file>